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s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finishDocument( DocumentsWriterThreadState perThread , DocWriter docWri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ocumentsWriter.setMaxBufferedDocs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closeDoc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cumentsWriter.addDeleteQuery( Query query , int d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toMB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recycleCharBlocks( char [ ] [ ] blocks , int numBl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getDocStore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RAMBufferSizeMB( double m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sWriter.hasDele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updateDocument( Term t , Document doc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Queue.add( DocWriter do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cumentsWriter.waitForWaitQue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sWriter.createCompoundFile( String se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sWriter.recycleIntBlocks( int [ ] [ ] blocks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DocWrit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aitQueue.doP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MaxBuffered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RAM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applyDeletes( SegmentInfos inf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ocumentsWriter.getIntBlock( boolean trackAl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sWriter.bufferDeleteQueries( Query [ ] que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Writer.setNext( DocWrit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FlushPen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sWriter.getNumBufferedDelete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clearFlush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bufferDeleteQuery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doBalanceR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doAfter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sWriter.DocumentsWriter( Directory directory , IndexWriter writer , IndexingChain indexing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sWriter.abo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cumentsWriter.bufferDeleteTerm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updateDocument( Document doc , Analyzer analyzer , Term delTer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ocumentsWriter.getRAMBufferSizeM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kipDocWriter.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applyDeletes( IndexReader reader , int docIDStar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WaitQueue.ab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sWriter.getMaxBufferedDelete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Queue.Wai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initFlushState( boolean onlyDoc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Queue.writeDocument( DocWriter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sWriter.deletesF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updateFlushedDocCou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initSegmentName( boolean onlyDocSt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sWriter.setAbor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FlushedDocCou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pauseAllThrea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aitQueu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abort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DocStore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remapDeletes( SegmentInfos infos , int [ ] [ ] docMaps , int [ ] delCounts , MergePolicy . OneMerge merge , int mergeDoc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itQueue.do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InfoStream( PrintStream info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clos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MaxBufferedDeleteTerms( int maxBufferedDelete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bytesUsed( long num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getFlushedDo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ThreadState( Document doc , Term delTerm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ByteBlockAllocator.recycleByteBlocks( byte [ ] [ ] blocks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sWriter.pushDele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bytesAllocated( long num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allThreadsI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sWriter.getBufferedDelete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Char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sWriter.hasPr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open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waitReady( DocumentsWriterThreadState st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sWriter.balanceRAM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7">
            <text:p text:style-name="Table_20_Contents">57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DocumentsWriter.flush( boolean closeDocSto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cumentsWriter.segmentSize( String seg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kipDocWriter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sWriter.addDocument( Document doc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resumeAll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BlockAllocator.getByteBlock( boolean trackAl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sWriter.addOpen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Writer.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getChain( DocumentsWriter documents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State.test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removeOpen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addDeleteDocID( int d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MaxFieldLength( int maxField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addDeleteTerm( Term term , int doc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sWriter.getNumDocsIn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timeToFlushDele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Writer.setSimilarity( Similarity simi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sWriter.bufferDeleteTerms( Term [ ]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